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ListTypeFieldDeserializer.parseArray( DefaultJSONParser parser , Type objectType , Collection array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11">
            <text:p text:style-name="Table_20_Contents">111</text:p>
          </table:table-cell>
        </table:table-row>
        <table:table-row>
          <table:table-cell office:value-type="string">
            <text:p text:style-name="Table_20_Contents">ArrayListTypeField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ListTypeFieldDeserializer.ArrayListTypeFieldDeserializer( ParserConfig mapping , Class &lt; ? &gt; clazz , FieldInfo field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rrayListTypeFieldDeserializer.parseField( DefaultJSONParser parser , Object object , Type objectType , Map &lt; String , Object &gt; fieldValu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